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Header_20_left">
      <style:paragraph-properties fo:text-align="end" style:justify-single-word="false"/>
    </style:style>
    <style:style style:name="P2" style:family="paragraph" style:parent-style-name="Standard">
      <style:text-properties fo:font-weight="bold" officeooo:paragraph-rsid="002c1473" style:font-weight-asian="bold" style:font-weight-complex="bold"/>
    </style:style>
    <style:style style:name="P3" style:family="paragraph" style:parent-style-name="Standard">
      <style:text-properties fo:font-weight="bold" officeooo:paragraph-rsid="008a5245" style:font-weight-asian="bold" style:font-weight-complex="bold"/>
    </style:style>
    <style:style style:name="P4" style:family="paragraph" style:parent-style-name="Standard">
      <style:paragraph-properties fo:text-align="center" style:justify-single-word="false"/>
      <style:text-properties fo:font-weight="bold" officeooo:paragraph-rsid="00c2dd3b" style:font-weight-asian="bold" style:font-weight-complex="bold"/>
    </style:style>
    <style:style style:name="P5" style:family="paragraph" style:parent-style-name="Standard">
      <style:text-properties fo:font-weight="bold" officeooo:paragraph-rsid="0028abd5" style:font-weight-asian="bold" style:font-weight-complex="bold"/>
    </style:style>
    <style:style style:name="P6" style:family="paragraph" style:parent-style-name="Standard">
      <style:paragraph-properties fo:margin-left="0cm" fo:margin-right="0cm" fo:text-indent="0cm" style:auto-text-indent="false"/>
      <style:text-properties fo:font-weight="bold" officeooo:paragraph-rsid="0049f824" style:font-weight-asian="bold" style:font-weight-complex="bold"/>
    </style:style>
    <style:style style:name="P7" style:family="paragraph" style:parent-style-name="Standard">
      <style:text-properties fo:font-weight="bold" officeooo:paragraph-rsid="0132a784" style:font-weight-asian="bold" style:font-weight-complex="bold"/>
    </style:style>
    <style:style style:name="P8" style:family="paragraph" style:parent-style-name="Standard">
      <style:text-properties fo:font-weight="bold" officeooo:rsid="0151a0bb" officeooo:paragraph-rsid="0151a0bb" style:font-weight-asian="bold" style:font-weight-complex="bold"/>
    </style:style>
    <style:style style:name="P9" style:family="paragraph" style:parent-style-name="Standard">
      <style:text-properties officeooo:paragraph-rsid="0028cc4b"/>
    </style:style>
    <style:style style:name="P10" style:family="paragraph" style:parent-style-name="Standard">
      <style:text-properties officeooo:paragraph-rsid="0028d902"/>
    </style:style>
    <style:style style:name="P11" style:family="paragraph" style:parent-style-name="Standard">
      <style:text-properties officeooo:paragraph-rsid="00327344"/>
    </style:style>
    <style:style style:name="P12" style:family="paragraph" style:parent-style-name="Standard">
      <style:text-properties officeooo:paragraph-rsid="00335142"/>
    </style:style>
    <style:style style:name="P13" style:family="paragraph" style:parent-style-name="Standard">
      <style:text-properties officeooo:paragraph-rsid="0050595d"/>
    </style:style>
    <style:style style:name="P14" style:family="paragraph" style:parent-style-name="Standard">
      <style:text-properties officeooo:paragraph-rsid="00575653"/>
    </style:style>
    <style:style style:name="P15" style:family="paragraph" style:parent-style-name="Standard">
      <style:paragraph-properties fo:text-align="center" style:justify-single-word="false"/>
      <style:text-properties fo:font-style="italic" officeooo:paragraph-rsid="00575653" style:font-style-asian="italic" style:font-style-complex="italic"/>
    </style:style>
    <style:style style:name="P16" style:family="paragraph" style:parent-style-name="Standard">
      <style:paragraph-properties fo:text-align="center" style:justify-single-word="false"/>
      <style:text-properties fo:font-style="italic" officeooo:paragraph-rsid="0062a8c2" style:font-style-asian="italic" style:font-style-complex="italic"/>
    </style:style>
    <style:style style:name="P17" style:family="paragraph" style:parent-style-name="Standard">
      <style:paragraph-properties fo:text-align="center" style:justify-single-word="false"/>
      <style:text-properties fo:font-style="italic" officeooo:paragraph-rsid="003b1064" style:font-style-asian="italic" style:font-style-complex="italic"/>
    </style:style>
    <style:style style:name="P18" style:family="paragraph" style:parent-style-name="Standard">
      <style:paragraph-properties fo:text-align="center" style:justify-single-word="false"/>
      <style:text-properties fo:font-style="italic" officeooo:paragraph-rsid="0077a808" style:font-style-asian="italic" style:font-style-complex="italic"/>
    </style:style>
    <style:style style:name="P19" style:family="paragraph" style:parent-style-name="Standard">
      <style:text-properties fo:font-style="italic" officeooo:rsid="0117dc11" officeooo:paragraph-rsid="01303075" style:font-style-asian="italic" style:font-style-complex="italic"/>
    </style:style>
    <style:style style:name="P20" style:family="paragraph" style:parent-style-name="Standard">
      <style:text-properties fo:font-style="italic" officeooo:rsid="0138d59c" officeooo:paragraph-rsid="0138d59c" style:font-style-asian="italic" style:font-style-complex="italic"/>
    </style:style>
    <style:style style:name="P21" style:family="paragraph" style:parent-style-name="Standard">
      <style:text-properties fo:font-style="italic" officeooo:rsid="014fed45" officeooo:paragraph-rsid="014fed45" style:font-style-asian="italic" style:font-style-complex="italic"/>
    </style:style>
    <style:style style:name="P22" style:family="paragraph" style:parent-style-name="Standard">
      <style:text-properties fo:font-style="italic" officeooo:rsid="0115fa42" officeooo:paragraph-rsid="01303075" style:font-style-asian="italic" style:font-style-complex="italic"/>
    </style:style>
    <style:style style:name="P23" style:family="paragraph" style:parent-style-name="Standard">
      <style:paragraph-properties fo:text-align="center" style:justify-single-word="false"/>
      <style:text-properties fo:font-style="italic" fo:font-weight="normal" officeooo:rsid="0146aa95" officeooo:paragraph-rsid="0146aa95" style:font-style-asian="italic" style:font-weight-asian="normal" style:font-style-complex="italic" style:font-weight-complex="normal"/>
    </style:style>
    <style:style style:name="P24" style:family="paragraph" style:parent-style-name="Standard">
      <style:text-properties officeooo:paragraph-rsid="003463d2"/>
    </style:style>
    <style:style style:name="P25" style:family="paragraph" style:parent-style-name="Standard">
      <style:text-properties officeooo:paragraph-rsid="003b1064"/>
    </style:style>
    <style:style style:name="P26" style:family="paragraph" style:parent-style-name="Standard">
      <style:paragraph-properties fo:text-align="center" style:justify-single-word="false"/>
      <style:text-properties fo:font-style="normal" officeooo:paragraph-rsid="003b1064" style:font-style-asian="normal" style:font-style-complex="normal"/>
    </style:style>
    <style:style style:name="P27" style:family="paragraph" style:parent-style-name="Standard">
      <style:paragraph-properties fo:text-align="center" style:justify-single-word="false"/>
      <style:text-properties fo:font-style="normal" officeooo:paragraph-rsid="0077a808" style:font-style-asian="normal" style:font-style-complex="normal"/>
    </style:style>
    <style:style style:name="P28" style:family="paragraph" style:parent-style-name="Standard">
      <style:paragraph-properties fo:text-align="start" style:justify-single-word="false"/>
      <style:text-properties fo:font-style="normal" officeooo:paragraph-rsid="0077a808" style:font-style-asian="normal" style:font-style-complex="normal"/>
    </style:style>
    <style:style style:name="P29" style:family="paragraph" style:parent-style-name="Standard">
      <style:text-properties fo:font-style="normal" officeooo:rsid="0138d59c" officeooo:paragraph-rsid="0138d59c" style:font-style-asian="normal" style:font-style-complex="normal"/>
    </style:style>
    <style:style style:name="P30" style:family="paragraph" style:parent-style-name="Standard">
      <style:paragraph-properties fo:text-align="start" style:justify-single-word="false"/>
      <style:text-properties fo:font-style="normal" fo:font-weight="normal" officeooo:rsid="0146aa95" officeooo:paragraph-rsid="0146aa95"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font-style="normal" fo:font-weight="normal" officeooo:rsid="014f96f5" officeooo:paragraph-rsid="014f96f5"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14f96f5" officeooo:paragraph-rsid="014f96f5" style:font-style-asian="normal" style:font-weight-asian="normal" style:font-style-complex="normal" style:font-weight-complex="normal"/>
    </style:style>
    <style:style style:name="P33" style:family="paragraph" style:parent-style-name="Standard">
      <style:text-properties officeooo:paragraph-rsid="007de289"/>
    </style:style>
    <style:style style:name="P34" style:family="paragraph" style:parent-style-name="Standard">
      <style:text-properties officeooo:paragraph-rsid="007ff358"/>
    </style:style>
    <style:style style:name="P35" style:family="paragraph" style:parent-style-name="Standard">
      <style:text-properties officeooo:paragraph-rsid="008321d2"/>
    </style:style>
    <style:style style:name="P36" style:family="paragraph" style:parent-style-name="Standard">
      <style:text-properties officeooo:paragraph-rsid="0035d42a"/>
    </style:style>
    <style:style style:name="P37" style:family="paragraph" style:parent-style-name="Standard">
      <style:text-properties officeooo:paragraph-rsid="0085e171"/>
    </style:style>
    <style:style style:name="P38" style:family="paragraph" style:parent-style-name="Standard">
      <style:text-properties officeooo:paragraph-rsid="00888707"/>
    </style:style>
    <style:style style:name="P39" style:family="paragraph" style:parent-style-name="Standard">
      <style:text-properties officeooo:paragraph-rsid="008a5245"/>
    </style:style>
    <style:style style:name="P40" style:family="paragraph" style:parent-style-name="Standard">
      <style:text-properties officeooo:paragraph-rsid="008f8388"/>
    </style:style>
    <style:style style:name="P41" style:family="paragraph" style:parent-style-name="Standard">
      <style:text-properties officeooo:paragraph-rsid="00907b2a"/>
    </style:style>
    <style:style style:name="P42" style:family="paragraph" style:parent-style-name="Standard">
      <style:text-properties fo:font-weight="normal" officeooo:paragraph-rsid="007de289" style:font-weight-asian="normal" style:font-weight-complex="normal"/>
    </style:style>
    <style:style style:name="P43" style:family="paragraph" style:parent-style-name="Standard">
      <style:text-properties fo:font-weight="normal" officeooo:paragraph-rsid="0028abd5" style:font-weight-asian="normal" style:font-weight-complex="normal"/>
    </style:style>
    <style:style style:name="P44" style:family="paragraph" style:parent-style-name="Standard">
      <style:text-properties fo:font-weight="normal" officeooo:paragraph-rsid="0049f824" style:font-weight-asian="normal" style:font-weight-complex="normal"/>
    </style:style>
    <style:style style:name="P45" style:family="paragraph" style:parent-style-name="Standard">
      <style:text-properties fo:font-weight="normal" officeooo:paragraph-rsid="00c685ed" style:font-weight-asian="normal" style:font-weight-complex="normal"/>
    </style:style>
    <style:style style:name="P46" style:family="paragraph" style:parent-style-name="Standard">
      <style:text-properties fo:font-weight="normal" officeooo:paragraph-rsid="00d1070b" style:font-weight-asian="normal" style:font-weight-complex="normal"/>
    </style:style>
    <style:style style:name="P47" style:family="paragraph" style:parent-style-name="Standard">
      <style:paragraph-properties fo:text-align="start" style:justify-single-word="false"/>
      <style:text-properties fo:font-weight="normal" officeooo:paragraph-rsid="0049f824" style:font-weight-asian="normal" style:font-weight-complex="normal"/>
    </style:style>
    <style:style style:name="P48" style:family="paragraph" style:parent-style-name="Standard">
      <style:paragraph-properties fo:text-align="start" style:justify-single-word="false"/>
      <style:text-properties fo:font-weight="normal" officeooo:paragraph-rsid="00d93408" style:font-weight-asian="normal" style:font-weight-complex="normal"/>
    </style:style>
    <style:style style:name="P49" style:family="paragraph" style:parent-style-name="Standard">
      <style:text-properties fo:font-weight="normal" officeooo:paragraph-rsid="00de6795" style:font-weight-asian="normal" style:font-weight-complex="normal"/>
    </style:style>
    <style:style style:name="P50" style:family="paragraph" style:parent-style-name="Standard">
      <style:text-properties fo:font-weight="normal" officeooo:paragraph-rsid="00e01aef" style:font-weight-asian="normal" style:font-weight-complex="normal"/>
    </style:style>
    <style:style style:name="P51" style:family="paragraph" style:parent-style-name="Standard">
      <style:paragraph-properties fo:margin-left="1.251cm" fo:margin-right="0cm" fo:text-align="justify" style:justify-single-word="false" fo:text-indent="0cm" style:auto-text-indent="false"/>
      <style:text-properties fo:font-weight="normal" officeooo:paragraph-rsid="00d93408" style:font-weight-asian="normal" style:font-weight-complex="normal"/>
    </style:style>
    <style:style style:name="P52" style:family="paragraph" style:parent-style-name="Standard">
      <style:text-properties fo:font-weight="normal" officeooo:rsid="00f767ee" officeooo:paragraph-rsid="0132a784" style:font-weight-asian="normal" style:font-weight-complex="normal"/>
    </style:style>
    <style:style style:name="P53" style:family="paragraph" style:parent-style-name="Standard">
      <style:text-properties fo:font-weight="normal" officeooo:rsid="00f767ee" officeooo:paragraph-rsid="008a5245" style:font-weight-asian="normal" style:font-weight-complex="normal"/>
    </style:style>
    <style:style style:name="P54" style:family="paragraph" style:parent-style-name="Standard">
      <style:text-properties fo:font-weight="normal" officeooo:rsid="00eecadd" officeooo:paragraph-rsid="012c8a53" style:font-weight-asian="normal" style:font-weight-complex="normal"/>
    </style:style>
    <style:style style:name="P55" style:family="paragraph" style:parent-style-name="Standard">
      <style:text-properties fo:font-weight="normal" officeooo:rsid="012d662c" officeooo:paragraph-rsid="012d662c" style:font-weight-asian="normal" style:font-weight-complex="normal"/>
    </style:style>
    <style:style style:name="P56" style:family="paragraph" style:parent-style-name="Standard">
      <style:text-properties fo:font-weight="normal" officeooo:paragraph-rsid="013b57cd" style:font-weight-asian="normal" style:font-weight-complex="normal"/>
    </style:style>
    <style:style style:name="P57" style:family="paragraph" style:parent-style-name="Standard">
      <style:text-properties fo:font-weight="normal" officeooo:rsid="01458b13" officeooo:paragraph-rsid="008a5245" style:font-weight-asian="normal" style:font-weight-complex="normal"/>
    </style:style>
    <style:style style:name="P58" style:family="paragraph" style:parent-style-name="Standard">
      <style:text-properties fo:font-weight="normal" officeooo:rsid="0151a0bb" officeooo:paragraph-rsid="0151a0bb" style:font-weight-asian="normal" style:font-weight-complex="normal"/>
    </style:style>
    <style:style style:name="P59" style:family="paragraph" style:parent-style-name="Standard">
      <style:text-properties officeooo:paragraph-rsid="00944b02"/>
    </style:style>
    <style:style style:name="P60" style:family="paragraph" style:parent-style-name="Standard">
      <style:text-properties officeooo:paragraph-rsid="00598922"/>
    </style:style>
    <style:style style:name="P61" style:family="paragraph" style:parent-style-name="Standard">
      <style:text-properties officeooo:paragraph-rsid="009cb34c"/>
    </style:style>
    <style:style style:name="P62" style:family="paragraph" style:parent-style-name="Standard">
      <style:text-properties officeooo:paragraph-rsid="009fbc99"/>
    </style:style>
    <style:style style:name="P63" style:family="paragraph" style:parent-style-name="Standard">
      <style:text-properties officeooo:paragraph-rsid="0030f346"/>
    </style:style>
    <style:style style:name="P64" style:family="paragraph" style:parent-style-name="Standard">
      <style:text-properties officeooo:paragraph-rsid="0051f7ba"/>
    </style:style>
    <style:style style:name="P65" style:family="paragraph" style:parent-style-name="Standard">
      <style:text-properties officeooo:paragraph-rsid="00c2dd3b"/>
    </style:style>
    <style:style style:name="P66" style:family="paragraph" style:parent-style-name="Standard">
      <style:paragraph-properties fo:text-align="center" style:justify-single-word="false"/>
      <style:text-properties officeooo:paragraph-rsid="0062a8c2"/>
    </style:style>
    <style:style style:name="P67" style:family="paragraph" style:parent-style-name="Standard">
      <style:text-properties officeooo:paragraph-rsid="00c685ed"/>
    </style:style>
    <style:style style:name="P68" style:family="paragraph" style:parent-style-name="Standard">
      <style:paragraph-properties fo:text-align="start" style:justify-single-word="false"/>
      <style:text-properties officeooo:paragraph-rsid="0062a8c2"/>
    </style:style>
    <style:style style:name="P69" style:family="paragraph" style:parent-style-name="Standard">
      <style:text-properties officeooo:paragraph-rsid="00e01aef"/>
    </style:style>
    <style:style style:name="P70" style:family="paragraph" style:parent-style-name="Standard">
      <style:text-properties officeooo:paragraph-rsid="00e2a921"/>
    </style:style>
    <style:style style:name="P71" style:family="paragraph" style:parent-style-name="Standard">
      <style:text-properties officeooo:paragraph-rsid="00e4ef40"/>
    </style:style>
    <style:style style:name="P72" style:family="paragraph" style:parent-style-name="Standard">
      <style:text-properties officeooo:paragraph-rsid="00f2cbf1"/>
    </style:style>
    <style:style style:name="P73" style:family="paragraph" style:parent-style-name="Standard">
      <style:text-properties officeooo:paragraph-rsid="00fd21fb"/>
    </style:style>
    <style:style style:name="P74" style:family="paragraph" style:parent-style-name="Standard">
      <style:text-properties officeooo:rsid="01238505" officeooo:paragraph-rsid="01238505"/>
    </style:style>
    <style:style style:name="P75" style:family="paragraph" style:parent-style-name="Standard">
      <style:text-properties officeooo:paragraph-rsid="0128dfc5"/>
    </style:style>
    <style:style style:name="P76" style:family="paragraph" style:parent-style-name="Standard">
      <style:text-properties officeooo:rsid="012c8a53" officeooo:paragraph-rsid="012c8a53"/>
    </style:style>
    <style:style style:name="P77" style:family="paragraph" style:parent-style-name="Standard">
      <style:text-properties officeooo:rsid="011d8f93" officeooo:paragraph-rsid="011e684c"/>
    </style:style>
    <style:style style:name="P78" style:family="paragraph" style:parent-style-name="Standard">
      <style:text-properties officeooo:rsid="012e963e" officeooo:paragraph-rsid="012e963e"/>
    </style:style>
    <style:style style:name="P79" style:family="paragraph" style:parent-style-name="Standard">
      <style:text-properties officeooo:rsid="012f6e7b" officeooo:paragraph-rsid="012f6e7b"/>
    </style:style>
    <style:style style:name="P80" style:family="paragraph" style:parent-style-name="Standard">
      <style:text-properties officeooo:rsid="012f6e7b" officeooo:paragraph-rsid="013a8670"/>
    </style:style>
    <style:style style:name="P81" style:family="paragraph" style:parent-style-name="Standard">
      <style:text-properties officeooo:rsid="0115fa42" officeooo:paragraph-rsid="01303075"/>
    </style:style>
    <style:style style:name="P82" style:family="paragraph" style:parent-style-name="Standard">
      <style:text-properties officeooo:rsid="01122d94" officeooo:paragraph-rsid="01303075"/>
    </style:style>
    <style:style style:name="P83" style:family="paragraph" style:parent-style-name="Standard">
      <style:text-properties officeooo:paragraph-rsid="01303075"/>
    </style:style>
    <style:style style:name="P84" style:family="paragraph" style:parent-style-name="Standard">
      <style:text-properties fo:font-size="20pt" fo:font-style="italic" officeooo:rsid="013173aa" officeooo:paragraph-rsid="013173aa" style:font-size-asian="20pt" style:font-style-asian="italic" style:font-size-complex="20pt" style:font-style-complex="italic"/>
    </style:style>
    <style:style style:name="P85" style:family="paragraph" style:parent-style-name="Standard">
      <style:text-properties officeooo:rsid="00f594fb" officeooo:paragraph-rsid="0132a784"/>
    </style:style>
    <style:style style:name="P86" style:family="paragraph" style:parent-style-name="Standard">
      <style:text-properties officeooo:rsid="010be96f" officeooo:paragraph-rsid="0132a784"/>
    </style:style>
    <style:style style:name="P87" style:family="paragraph" style:parent-style-name="Standard">
      <style:text-properties officeooo:rsid="010d1293" officeooo:paragraph-rsid="0132a784"/>
    </style:style>
    <style:style style:name="P88" style:family="paragraph" style:parent-style-name="Standard">
      <style:text-properties officeooo:rsid="010ec0ef" officeooo:paragraph-rsid="0132a784"/>
    </style:style>
    <style:style style:name="P89" style:family="paragraph" style:parent-style-name="Standard">
      <style:text-properties officeooo:paragraph-rsid="0132a784"/>
    </style:style>
    <style:style style:name="P90" style:family="paragraph" style:parent-style-name="Standard">
      <style:text-properties officeooo:rsid="0133ab8b" officeooo:paragraph-rsid="0133ab8b"/>
    </style:style>
    <style:style style:name="P91" style:family="paragraph" style:parent-style-name="Standard">
      <style:text-properties officeooo:rsid="0135c5e5" officeooo:paragraph-rsid="0135c5e5"/>
    </style:style>
    <style:style style:name="P92" style:family="paragraph" style:parent-style-name="Standard">
      <style:text-properties officeooo:rsid="0138d59c" officeooo:paragraph-rsid="0138d59c"/>
    </style:style>
    <style:style style:name="P93" style:family="paragraph" style:parent-style-name="Standard">
      <style:text-properties officeooo:paragraph-rsid="013b57cd"/>
    </style:style>
    <style:style style:name="P94" style:family="paragraph" style:parent-style-name="Standard">
      <style:text-properties officeooo:rsid="01463e4a" officeooo:paragraph-rsid="01463e4a"/>
    </style:style>
    <style:style style:name="P95" style:family="paragraph" style:parent-style-name="Standard">
      <style:text-properties officeooo:paragraph-rsid="01522a3a"/>
    </style:style>
    <style:style style:name="P96" style:family="paragraph" style:parent-style-name="Standard">
      <style:paragraph-properties fo:text-align="center" style:justify-single-word="false"/>
      <style:text-properties fo:font-style="normal" fo:font-weight="normal" officeooo:rsid="014f96f5" officeooo:paragraph-rsid="014f96f5" style:font-style-asian="normal" style:font-weight-asian="normal" style:font-style-complex="normal" style:font-weight-complex="normal"/>
    </style:style>
    <style:style style:name="T1" style:family="text">
      <style:text-properties officeooo:rsid="003b106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13b57cd" style:font-weight-asian="normal" style:font-weight-complex="normal"/>
    </style:style>
    <style:style style:name="T5" style:family="text">
      <style:text-properties fo:font-weight="normal" officeooo:rsid="015628e3" style:font-weight-asian="normal" style:font-weight-complex="normal"/>
    </style:style>
    <style:style style:name="T6" style:family="text">
      <style:text-properties officeooo:rsid="006e52aa"/>
    </style:style>
    <style:style style:name="T7" style:family="text">
      <style:text-properties officeooo:rsid="006f069f"/>
    </style:style>
    <style:style style:name="T8" style:family="text">
      <style:text-properties fo:font-style="italic" style:font-style-asian="italic" style:font-style-complex="italic"/>
    </style:style>
    <style:style style:name="T9" style:family="text">
      <style:text-properties fo:font-style="italic" officeooo:rsid="011859d9" style:font-style-asian="italic" style:font-style-complex="italic"/>
    </style:style>
    <style:style style:name="T10" style:family="text">
      <style:text-properties fo:font-style="italic" officeooo:rsid="0115fa42" style:font-style-asian="italic" style:font-style-complex="italic"/>
    </style:style>
    <style:style style:name="T11" style:family="text">
      <style:text-properties fo:font-style="italic" officeooo:rsid="014c8072" style:font-style-asian="italic" style:font-style-complex="italic"/>
    </style:style>
    <style:style style:name="T12" style:family="text">
      <style:text-properties fo:font-style="italic" officeooo:rsid="014e55c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14c8072" style:font-style-asian="normal" style:font-style-complex="normal"/>
    </style:style>
    <style:style style:name="T15" style:family="text">
      <style:text-properties fo:font-style="normal" officeooo:rsid="014e55c4"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ca1cc9"/>
    </style:style>
    <style:style style:name="T18" style:family="text">
      <style:text-properties officeooo:rsid="00e9dbea"/>
    </style:style>
    <style:style style:name="T19" style:family="text">
      <style:text-properties officeooo:rsid="00ea5293"/>
    </style:style>
    <style:style style:name="T20" style:family="text">
      <style:text-properties officeooo:rsid="00ea9559"/>
    </style:style>
    <style:style style:name="T21" style:family="text">
      <style:text-properties officeooo:rsid="00eba06d"/>
    </style:style>
    <style:style style:name="T22" style:family="text">
      <style:text-properties officeooo:rsid="00f2cbf1"/>
    </style:style>
    <style:style style:name="T23" style:family="text">
      <style:text-properties officeooo:rsid="00f42fde"/>
    </style:style>
    <style:style style:name="T24" style:family="text">
      <style:text-properties officeooo:rsid="00fd21fb"/>
    </style:style>
    <style:style style:name="T25" style:family="text">
      <style:text-properties fo:font-size="6pt" officeooo:rsid="01145152" style:font-size-asian="6pt" style:font-size-complex="6pt"/>
    </style:style>
    <style:style style:name="T26" style:family="text">
      <style:text-properties fo:font-size="6pt" fo:font-style="italic" officeooo:rsid="01145152" style:font-size-asian="6pt" style:font-style-asian="italic" style:font-size-complex="6pt" style:font-style-complex="italic"/>
    </style:style>
    <style:style style:name="T27" style:family="text">
      <style:text-properties fo:font-size="6pt" fo:font-style="normal" officeooo:rsid="01145152" style:font-size-asian="6pt" style:font-style-asian="normal" style:font-size-complex="6pt" style:font-style-complex="normal"/>
    </style:style>
    <style:style style:name="T28" style:family="text">
      <style:text-properties officeooo:rsid="012a9cdb"/>
    </style:style>
    <style:style style:name="T29" style:family="text">
      <style:text-properties officeooo:rsid="012c8a53"/>
    </style:style>
    <style:style style:name="T30" style:family="text">
      <style:text-properties officeooo:rsid="001818fe"/>
    </style:style>
    <style:style style:name="T31" style:family="text">
      <style:text-properties officeooo:rsid="0019f457"/>
    </style:style>
    <style:style style:name="T32" style:family="text">
      <style:text-properties officeooo:rsid="001addb8"/>
    </style:style>
    <style:style style:name="T33" style:family="text">
      <style:text-properties officeooo:rsid="00f0b9ed"/>
    </style:style>
    <style:style style:name="T34" style:family="text">
      <style:text-properties officeooo:rsid="012d662c"/>
    </style:style>
    <style:style style:name="T35" style:family="text">
      <style:text-properties officeooo:rsid="00fea904"/>
    </style:style>
    <style:style style:name="T36" style:family="text">
      <style:text-properties officeooo:rsid="0100367a"/>
    </style:style>
    <style:style style:name="T37" style:family="text">
      <style:text-properties officeooo:rsid="01004f5d"/>
    </style:style>
    <style:style style:name="T38" style:family="text">
      <style:text-properties officeooo:rsid="0105233e"/>
    </style:style>
    <style:style style:name="T39" style:family="text">
      <style:text-properties officeooo:rsid="01037678"/>
    </style:style>
    <style:style style:name="T40" style:family="text">
      <style:text-properties officeooo:rsid="0106acb4"/>
    </style:style>
    <style:style style:name="T41" style:family="text">
      <style:text-properties officeooo:rsid="01070a52"/>
    </style:style>
    <style:style style:name="T42" style:family="text">
      <style:text-properties officeooo:rsid="0107afeb"/>
    </style:style>
    <style:style style:name="T43" style:family="text">
      <style:text-properties officeooo:rsid="013a8670"/>
    </style:style>
    <style:style style:name="T44" style:family="text">
      <style:text-properties officeooo:rsid="013b57cd"/>
    </style:style>
    <style:style style:name="T45" style:family="text">
      <style:text-properties officeooo:rsid="0141d213"/>
    </style:style>
    <style:style style:name="T46" style:family="text">
      <style:text-properties officeooo:rsid="014436bc"/>
    </style:style>
    <style:style style:name="T47" style:family="text">
      <style:text-properties officeooo:rsid="014c8072"/>
    </style:style>
    <style:style style:name="T48" style:family="text">
      <style:text-properties officeooo:rsid="014fed45"/>
    </style:style>
    <style:style style:name="T49" style:family="text">
      <style:text-properties officeooo:rsid="01522a3a"/>
    </style:style>
    <style:style style:name="T50" style:family="text">
      <style:text-properties officeooo:rsid="0152328d"/>
    </style:style>
    <style:style style:name="T51" style:family="text">
      <style:text-properties officeooo:rsid="015628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HE NOTES! --- <text:span text:style-name="T25">(Please do note that this is </text:span><text:span text:style-name="T26">only</text:span><text:span text:style-name="T27"> a </text:span><text:span text:style-name="T26">draft</text:span><text:span text:style-name="T27">. It is a work in progress and sections are bound to be half written or liable to change, as I am piecing all of it together.)</text:span></text:p>
      <text:p text:style-name="P5">On allowing all of everybody to live happily together.</text:p>
      <text:p text:style-name="P43"/>
      <text:p text:style-name="P59">Key topics: Abuse, Trauma, Corruption, Collective-mindset, Natural logic, <text:span text:style-name="T24">Natural</text:span> reason, Birth, Life, Psychology, Genealogy, Humans and Other Animals, Medicine, Revolution, Philosophy, Stoicism, Inter-species living, <text:span text:style-name="T23">m</text:span>etaprogra<text:span text:style-name="T21">m</text:span>ming, Ecology, Government &amp; Media, &amp; Corporation influence in a Society, </text:p>
      <text:p text:style-name="P59"/>
      <text:p text:style-name="P61">Those who are victims of damaged lifestyles will have caused them to stray down ways of being which are entirely outside of the human way of living, Our nature, as it is. They have as a result of this treatment by others towards them, actually <text:span text:style-name="T8">themselves</text:span> adopted these callous ways which they then use to inflict harm upon others, treating those they meet in the only way that they know how. This is not the human condition, by nature. Humans are unlike this at birth. <text:span text:style-name="T2">I can assure you that each and every human is born good. Wholly and thoroughly well mannered, kind, giving, and caring.</text:span> These are as according to the principles endowed into its soul from conception, <text:span text:style-name="T24">which have been developed through the evolutionary process</text:span>. These essential life qualities are actually provided to us, by and through <text:span text:style-name="T24">n</text:span>ature. I most like to refer to it as a concord to natural logic and reason. <text:span text:style-name="T24">An adherence to the natural order of the universe.</text:span> However, by this point, for a person, if it is that they’ve been wrongly treated, for the majority of their lives or time sufficient enough, well they act in such wicked ways without even applying consideration to it. It has become them, their nature, <text:span text:style-name="T24">or their way of being…</text:span> A person’s character is the result of everything that they’ve done in their lives up to that point that you’re observing or interacting with them. I mean to say that life and one’s character are illustrative of their past. A person severely enough traumatised at a previous time in their lives will show signs of it at times later in their lives.</text:p>
      <text:p text:style-name="P62">Life is an accumulative venture. You gain things, from all that you do. A person’s character is easily described as being a result of some combination of their wisdom, which is knowledge with the added practical experience they may have had surrounding whatever knowledge that it may be; as-well as all that they’ve endured or enjoyed, and whatever else throughout their time. The subject idea here is analogous to that of a fighter dog (provided below two pages in greater detail.) It should be clear to see that it’s one’s particular lifestyle which determines in which particular way that their actions (their treatment of themselves and others) will be determined at a later time in their lives. So it is easy to see that it is actually life which does the corrupting of one’s soul. Everybody, everything, is born according to the <text:span text:style-name="T24">n</text:span>atural reason and <text:span text:style-name="T24">n</text:span>atural logic embedded within itself, within its soul – <text:span text:style-name="T24">a product of the evolution of that organism</text:span>.</text:p>
      <text:p text:style-name="P59">Actually some thing which is related to this just came to my mind as I was writing this, and it is that; while I was homeless in Surfer’s Paradise, actually, a couple of women who were about one or two decades older than myself at the time, had stolen my sleeping-bag. Now I did not have much at this time, and so it led me to reason that if they were in such dire need of a sleeping bag and that they would take mine, <text:span text:style-name="T2">considering the incredibly little which I had in my life at that point in time, also being homeless then ... it should be that I can feel nothing but sorrow and pity for them.</text:span> So it was that I took it as a statement, that despite the little which I had, that they still were in greater need, resorting to stealing from me. And it was that I actually felt sorry for them. And understood or realised it in such a sense within myself. It seemed to be according to my natural logic and order present within my mind from my conception. It just seemed like the way to react to this situation which had left me in my detriment. This form of behaviour comes naturally to all humans, and other beings of the conscious journey.</text:p>
      <text:p text:style-name="P59"/>
      <text:p text:style-name="P73"><text:soft-page-break/>Now, I am unsure exactly how this happens, although, it was perhaps through the trial-and-error techniques utilised through evolution.<text:span text:style-name="T3">(*1)</text:span> But this enables and allows for humans to be able to act with completely reasonable tendencies, with complete adherence to a sense of natural logic and also natural order.</text:p>
      <text:p text:style-name="P73"/>
      <text:p text:style-name="P73"/>
      <text:p text:style-name="P73"/>
      <text:p text:style-name="P73">We do inherit these traits and qualities and develop ... or suppress(*2) them in ourselves from the moment that we take our first gasp of the open atmosphere and allow the cool air swirl and spirals down and throughout our lungs. :-) </text:p>
      <text:p text:style-name="P65">Humans are, by nature, and every other animal, perhaps, kind, loving, caring, and giving. Provided that it is not food which it is that they are after... Showing kindness and enthusiastic hospitality towards those which whom they are sharing their planet with, and also living enthusiastically towards whatever it happens to be that gives them purpose in their lives, or meaning perhaps. Because it should be that the purpose is to enjoy life.</text:p>
      <text:p text:style-name="P65"/>
      <text:p text:style-name="P4">42- Do what you love, love what you do.</text:p>
      <text:p text:style-name="P65"/>
      <text:p text:style-name="P75">A discipline of research, perhaps? This could be anything, care-taking, cooking foods, manufacturing medications, etc. Anything. It is a marvellous feature of the DNA that it in-fact allows for a ginormous variety in the produced life, which uses it as its basis for how the being should be constructed. In-fact this extremely humongous genetic biodiversity permits for that it is my personal belief that following death, there is no anything which is to be further experienced or expected, in any way. Actually, it is that each and every living thing which is born, will at a time in its time, die. And this is the particular entities entire span of existence. It was nothing before conception, then it lived for a short period, and then is shuffled itself out the consciousness plateau and back into nothingness.</text:p>
      <text:p text:style-name="P44"/>
      <text:p text:style-name="P6">-The truth is like the needle in the hay</text:p>
      <text:p text:style-name="P51">Also this was left hanging here, as I was writing it I mean, and it seemed out of place but I shall leave it here and simply complete it. It spoke on the importance (most generally, if not always) of acting on immediate thought. It is that circulating a thought about the mind for a period of time lays it at face undue change or otherwise some obfuscating form of manipulation from one’s own subjective - or objective, even - cognitive bias, to cause it to be vulnerable to overly analytical thought that comes into play upon dwelling on whatever idea or forming whatever opinion or making any decision. Always follow your heart, as the old phrase says. This sense of false knowledge, well I wouldn’t call it knowledge but more false perception or interpretation of concepts. A fabrication of a truth of reality which has been damaged and lacks purity. <text:span text:style-name="T2">This may also be called, ‘metaprogramming’.</text:span> It is a governor of a person’s perception. It guides it to form the same conception of whatever matter as is held by the status-quo. It would be something like the application of social views (derived from inheritance, culture, tradition, etc.) and government or corporation (the synonymity here is well known and documented throughout the world) controlled media and their propagation of their ill-formulated ideas, that have been developed to develop <text:span text:style-name="T8">your own</text:span><text:span text:style-name="T13"> untrue (not everybody, obviously) taking of reality.(*4) </text:span><text:span text:style-name="T16">It would be these external sources of views and opinions and whatever else applied to your grown and experienced and learned, wisdom</text:span><text:span text:style-name="T2"> and experience and knowledge.</text:span> Actually it is that there’s much ‘static’, or over-thinking, over-analy<text:span text:style-name="T17">sis</text:span> in the ‘higher’ thought planes, compared with the subconscious, which is our intuition, or our inner-self speaking. It happens without our requirement to do anything. And this <text:s/>is a wonderful thing. The gut-instinct. It’s <text:soft-page-break/>never wrong. Well... Never say never, but the point should be clear. It is generally the most pure and thus correct, unbiased directive or indication you will feel or receive. But yes, dwelling upon whatever is on your mind will leave it at face to change by metaprogramming (depending on the nature and content of the thought, of course) and its harmful influence. To influence on one’s ability to realise any one thing with complete objectivity, less, or none.(*5) This depends widely on the individual, actually. Each is subject to different sources of information, some (I would hope most, although, this does not seem to be the case from my personal experience.) know that there is misinformation out there in the world, but that the truth is also present albeit sparsely and randomly scattered throughout and ocean of the shit. So one’s personal awareness, then, as a trait of a personality to be more highly critical in their approved sincerity by any given author. <text:span text:style-name="T2">Yes the truth is that, the truth is out there! You just have to look for it.</text:span> And this is not always such an easy thing to do, in-fact it would not be a surprise to me if any of the actually valuable and useful and earth-rattling scientific developments, or the documents describing these, have not ever seen a electronic computer, connected to an internet. They are probably reposed deep down inside government systems.</text:p>
      <text:p text:style-name="P48"/>
      <text:p text:style-name="P48"/>
      <text:p text:style-name="P47">But yes, it is true that your first-most thought is often the most true one which you will have come to you. The rest? They are actually heavily influenced by this cognitive biased. This metaprogramming. All of these things which you gave gathered through your life, most of which (depending on your sources of information) are highly filtered and derived from highly preferentially-sorted data - which simply serve to actually cause or develop a psychological view, or like an established identity for whatever particular thing being examined on whatever aspect. So, for example. You may have witnessed it in your every day life, that perhaps these drugs which are still, currently, prohibited, well, or that they are not anywhere near as bad as they are being made out to sound? This true. There are many speculative reasons for this...(*6) That the governments control the prohibited flow of these substances across the globe. Or my primary suspect, is that it is true that governments do not want a free and capable society. A free and capable society which is more than capable of rebelling against their established governments.(*7)</text:p>
      <text:p text:style-name="P47"/>
      <text:p text:style-name="P47"/>
      <text:p text:style-name="P47">I just wanted to say that as an underlying way of being, This is one thing which I have always held closely to my heart; To always uphold the greatest respect one another, and to not cause harm or detriment to any other being.</text:p>
      <text:p text:style-name="P2"/>
      <text:p text:style-name="P2"/>
      <text:p text:style-name="P69">But returning briefly to what was mentioned earlier, it is not natural to be born with hate, and intolerance or otherwise unfounded feelings towards anything. A new-born human, for example does not hold any prejudices. Actually hate is developed later on in life ... Remember where I was actually speaking about how it is true that everybody is born a good person and how it was that life corrupts them? Well, to elaborate on this; take such a scenario as this: Actually of the ways in which a person’s life will cause them to feel easily irritated or paranoid, or aggressive and also violent, or just plain abusive and intolerant towards others; imagine a situation where a child is being brought up, she is at the time eight years old, and she lays in a very unclean environment. Actually it is that her parents are always abusing her and thus she lives in a constant state of fear, being at constant threat of violence, threats. She also experiences a significant amount of vocal abuse or attack toward herself. It is clear that she is subjected to much misery and stress.</text:p>
      <text:p text:style-name="P13"><text:soft-page-break/>Now this has developed her to cause the psychological conditioning or reaction to any sound or whatever movements, no matter how quiet, or which she may see from the corner or her eyes, well she jumps. She is easily startled. These are psychological conditions in the domain of psychology, as-well as these, she has obvious signs of anxiety, in general, and also depression, or poor mood, perhaps. How could she not living in a cold, dirty, and dull, or dimly lit place such as this? It is abusive and she does not receive any love here. There is this quote, actually, which is quiet relevant. In my honest opinion. For a greater discussion surrounding this please read on through to the chapter <text:span text:style-name="T2">‘Breach the Peace’</text:span>. :-)</text:p>
      <text:p text:style-name="P16"/>
      <text:p text:style-name="P16">“Only the unloved hate; the unloved and the unnatural.”</text:p>
      <text:p text:style-name="P66">-Charlie Chaplin</text:p>
      <text:p text:style-name="P68">:-)</text:p>
      <text:p text:style-name="P14"/>
      <text:p text:style-name="P14">It’s a sad but unfair case which I’ve heard of or known of to happen. There is in fact one medical treatment which does spring to mind, surrounding this discussion. It is Ibogaine.(*8)</text:p>
      <text:p text:style-name="P14"/>
      <text:p text:style-name="P14">This is a succinct explanation of the way in which it works.</text:p>
      <text:p text:style-name="P14"/>
      <text:p text:style-name="P15">“The second phase, the introspection phase, is responsible for the psychotherapeutic effects. It can allow people to conquer their fears and negative emotions. Ibogaine catalyses an altered state of consciousness reminiscent of dreaming while fully conscious and aware so that memories, life experiences, and issues of trauma can be processed.”</text:p>
      <text:p text:style-name="P15">-Unknown</text:p>
      <text:p text:style-name="P15"/>
      <text:p text:style-name="P60">You see, all of these psychological states which she has developed in her life from due to her living circumstances and her other situations with those involving her parents treatment of her... Yes, often such long-lasting psychological issues will actually begin their development at an early age (in one’s childhood, or adolescence) as these ages are very critical for learning and a process known and identified that the brain is going through during such early years, which they have called the “critical learning”(*9) phase of the brain. And this occurs somewhere in a humans teenage years. So it is certainly very much, in fact in some cases, the only way, to leave a lasting psychological impact on another person (provided that they are a certain kind of psychological issue. As while psychology is not complex to treat, by a well passionate and knowledgeable psychologist, it is just that; actually the wide variety of different forms of psychological trouble, well ... while there is MUCH subjective differences in them, as you would and should imagine. This being due to vast diversity allowed by our and other’s, DNA. Which essentially is which provides the programming for the various sub-devices which bring about a persons functioning. Whether a person is going to suffer ADD, I will be using the ‘historic’ abbreviation here due to my belief that it was more correct. This is due to the more generality of the abbreviation. The new one being used is ADHD. Which implies hyperactivity as a prominent feature in the illness. Actually, it is my belief that the ADHD abbreviation was taken in favour due to the discoveries showing the beneficial properties of dopaminergic stimulant medications. They usually all increase the receptor densities in their respective dopamine pathways. Usually in the receptor systems D1, D2, D3, it will cause an increase in the expression of these complexes (receptors.) Here we will be using the term psychiatry to describe the combined domains of assessment of psychological realm happenings and then also inclusive is pharmacology, or perhaps neuropharmacology. So psychiatry here is used the refer to the discipline neuropsychopharmacology. For a better treatise (this was barely anything...) on medical leagues of knowledge, please continue reading to the chapter titled <text:span text:style-name="T2">‘Medicated Goo’</text:span>.)</text:p>
      <text:p text:style-name="P60"/>
      <text:p text:style-name="P70"><text:soft-page-break/>Apart from the example above with the young girl who is victim to abuse and the fear of that and constantly being screamed at. Feeling nothing but hatred towards them by those who that surround them. Because it is true that every living human being is born good, and in-fact all of every other animal, also. Every being on every planet throughout the cosmos is in-fact born with this reason. This knowing, of how to go about a particular happening in their lives. It is the same story with a “fighter” dog. Notice the extremely defensive behaviour it assumes, at all times. And it knows not how to love, anymore. Due to the trauma which it had been subjected to. This style of living is not normal, not natural to any living being.</text:p>
      <text:p text:style-name="P64">And <text:s/>I have registered the domain address for a web-site called &lt;<text:span text:style-name="T51">place URL here</text:span>&gt; to aid me with shedding the light on a topic built-up on ignorance and misconceived notions leading to so unreasonable behaviour by man that it could be taken as not actually being real, but perhaps from some ‘dark’ comedy feature, or something. You know, poking some useless fun at somebody over one other thing entirely meaningless in any true way which should <text:span text:style-name="T2">not</text:span> impact on your liking towards somebody.</text:p>
      <text:p text:style-name="P63"/>
      <text:p text:style-name="P11">Something like racism, is in complete oversight and a betrayal or going against everything which makes us the reasonable man that we are. And thus a travesty to our human ways in which we know how and have been living for the epochs which has passed.</text:p>
      <text:p text:style-name="P12">Of course any such superficial hatred towards anybody, or otherwise hatred which is entirely without any rational cause. In-fact I should say here that no hatred can be rational. What do you think about this? Imagine a situation which took place regarding the sleeping-bag which I mentioned above, now the this reasoning attitude is rooted in stoic doctrine of philosophy. They say to actually identify any wrongdoing by another toward another being, as to be seen in a divergence which they have actually undergone from their sound natural principles and reason. In-fact the stoics say, that evil does not exist in the universe, and that they should meet any situation with complete indifference in their attitude or judgements towards whatever they just met with or will happen to. <text:span text:style-name="T2">They say that nothing external is capable of being good, or evil.</text:span></text:p>
      <text:p text:style-name="P12"/>
      <text:p text:style-name="P24">The stoics believed in being clear and unbiased and self-disciplined thinker was in thinking of the ways that if they’ve found themselves to diverge off their reasonable ways towards another, then that this must be due to their acting outside of their natural reason as a being of a planet. Due to the way that life is. And that divergence from one’s own natural reason leads to their harmful ways, such as thieving from others, fighting with others, either physically or vocally, ... Or other, more serious forms of harm, whatever it may be. It is also true that, actually, there is a collective mindset between a group of friends or so. I mean to say that people that live in really ‘ghetto’ residences and are surrounded by violence and other forms of danger and etc. Well they are very much so making their own personal situations worse by the thinking that occurs within their minds. I mean that ... Regarding one thing I have noticed throughout people, is that ... Those who are under the belief (from government influenced media, and whatever) that methamphe<text:span text:style-name="T6">tamine for one, is a dangerous and harmful substance to use, well - I can say that I have been IVing methamphetamine for almost one decade now, with a little time off for when i was in prison, and aside of that, there were periods where i rarely or did not use it at all. Although, I can say that the effect that I’ve noticed in myself from usage of this drug, well ... they’ve all been ... INCREDIBLY POSITIVE. They’ve improved all aspect of my mental faculties. and it is as I would personally imagine it work by causing such changes. I mean an easy to find analogy of this is to search up in the ways that exercise actually promotes neurogenesis, and the opposite to this, how depression (or other inhibitory or not exciting activities) actually produce an effect in an entirely opposite nature, that is that depression is proven to invoke apoptosis, which is nerve death. Anti-psychotic medications like antidopaminergic agents such as, zuclopenthixol, or olanzapine, whatever other one, there are </text:span><text:soft-page-break/><text:span text:style-name="T6">MANY - well these drugs all cause neuronal loss and density (in receptor amounts) loss in the brain. Actually there is a paper on this in the medicine section in the lobby on my website.(*10)</text:span></text:p>
      <text:p text:style-name="P24"/>
      <text:p text:style-name="P24"/>
      <text:p text:style-name="P24">So taken what we can infer from this discussion it seems obvious that activities which are stimulating for the neurology of the brain, are in-fact positive for increasing brain volumes (grey-matter). Whereas ones which reduce or depress neuronal excitation actually causes cell or nerve death. So - </text:p>
      <text:p text:style-name="P24">Why is it then that the amphetamines are being purported as being neurotoxic agents, when they (even methamphetamine) actually are almost - very much so, indeed - devoid of toxic effects?</text:p>
      <text:p text:style-name="P24">Good question. 0_o</text:p>
      <text:p text:style-name="P24">Of course that each chemical species is an unique agent. And of course there are in existe<text:span text:style-name="T7">nce amphetamines which do display toxicity. I mean - I’ve not looked into it and not any do come to mind that I can know with certainty. (For more on Good Medicine, please visit see visit the site below. (*11)</text:span></text:p>
      <text:p text:style-name="P24"/>
      <text:p text:style-name="P24"/>
      <text:p text:style-name="P24"/>
      <text:p text:style-name="P24"/>
      <text:p text:style-name="P24">Anyway …</text:p>
      <text:p text:style-name="P24"/>
      <text:p text:style-name="P24"/>
      <text:p text:style-name="P25">I always thought that in order to allow for a world (or a Universe, for that matter) to live in complete peace, we must increase (everybody<text:span text:style-name="T1">’s understanding)</text:span> to allow for everyone to understand the differences between various ways of lives. And this applies just the same to even within people of the same ethnicity, thus a similar cultural background, and other features.</text:p>
      <text:p text:style-name="P25"/>
      <text:p text:style-name="P25">Here I mean that we’re each under the belief that we’re all the same, but ... We’re all DIFFERENT! We humans, or whatever, given our structural building blocks which are the chemical elements forming the DNA structures and the programming present within a single unit of this language, well this defines us! And it permits for extraordinarily astounding variety! In my personal opinion, it is clear that everybody holds a entirely different subjective experience which is determined by however it is that they view the world.</text:p>
      <text:p text:style-name="P25"/>
      <text:p text:style-name="P17">“We do not see things as they are, we see things as we are.”</text:p>
      <text:p text:style-name="P26">-Unknown</text:p>
      <text:p text:style-name="P26"/>
      <text:p text:style-name="P28">It is my opinion that essentially everybody is nuts, but not. Haha. I mean that who is to know that the ‘blue’ which I am seeing is the same ‘blue’ that you are seeing? What I mean to say is that we’re all functionally insane. In saying this, I simply wish to point out that we’re each so different, and perceive things differently, and are viewing the world through an psychological placement which has been the product and result of the things which we have achieved in our lives, our experiences, and any hardships which may have caused the development of ASD or MDD symptoms which are noticeable, I mean that I myself, I notice everything. So it is true the degree of variation even within two members of the same species, can be large. And as mentioned, especially in psychological conduct, understanding of these features which, also must be expanded into person’s understanding for commonality in that, everybody has got their ups and theirs downs. And to be tolerant of the variability in conduct between people in-spite of their potential issues which they may be facing at the time. I mean in myself, having studied psychiatric medicine for five years, which is an ongoing process. Of course, as with any field of interest which you partake in the study of.</text:p>
      <text:p text:style-name="P28"><text:soft-page-break/></text:p>
      <text:p text:style-name="P18">“People think of education as something they can finish.”</text:p>
      <text:p text:style-name="P27">-Isaac Asimov</text:p>
      <text:p text:style-name="P28"/>
      <text:p text:style-name="P28">But yes, we need people to be more informed and tolerant for the difference in the ways in which we conduct ourselves through life.</text:p>
      <text:p text:style-name="P25"/>
      <text:p text:style-name="P25"/>
      <text:p text:style-name="P38">When it comes down to tackling the issues plaguing idiots. Such as racism, disliking of people with fingernails 1mm longer than your own, or whatever other shallow insult one can possibly invent at some ill-formed attempt at the occupying of one’s time when they’ve nothing better to do with it. In my personal opinion this, in the modern world, boils down to this. And yes, ignorance... Just plain idiots, there’s no other way I know of putting this, it is such an absurdly cause for the dislike towards a particular someone, that yes. So, Yes, I said it. Ideas such as these are so unfounded that the mere principle of its formation is almost laughable ... the only issue is that, these perpetrators are actually being serious! The ways of different cultures and beings are naturally accepted by all life throughout the universe. As mentioned above, we are born without any hate within ourselves. :-)</text:p>
      <text:p text:style-name="P37">Now another matter which is far less illogically misconceived is that of a persons particular personality traits which has its roots within their psychological constitution. Actually this one is a fascinating one but it is merely boiling down to behaviours which ... some ... may identify as being peculiar, or weird or strange. Really it is just that each person is vulnerable to various forms of stresses and subject to whatever moods. And this influences the ways in which they conduct themselves. These which I am quite capable of easy understanding, having experienced in myself A-LOT psychologically in myself, actually. I am able to ‘extrapolate’ what I have seen within myself and identify it happening in others. Therefore while others may see peculiar behavioural habits, I see an opportunity to intervene and offer my help, if it seems suitable.</text:p>
      <text:p text:style-name="P34"/>
      <text:p text:style-name="P34"/>
      <text:p text:style-name="P34">What in the great universe compels us to form such a degenerative perception of somebody that we should view them with any inferiority with regarding to <text:span text:style-name="T2">SOMETHING AS IDIOTIC AS THE TONE OF THE COLOUR OF THEIR SKIN!? </text:span>Of course this definition must be broadened to include, <text:span text:style-name="T2">JUST HAVE ALLOWANCE FOR OTHERS! We’re each different, this KEEPS LIFE INTERESTING!!! </text:span><text:span text:style-name="T3">As it was said earlier each and every soul is born a good one. And holds within much capacity for love, and compassion, and a inherent willingness to help. And more things such as this.</text:span></text:p>
      <text:p text:style-name="P42"/>
      <text:p text:style-name="P33"><text:span text:style-name="T3">Enough on such a topic as this for this Book. I have got the domain, &lt;</text:span><text:span text:style-name="T5">place URL here&gt;</text:span><text:span text:style-name="T3">, and this caters towards such insensible negligence.</text:span></text:p>
      <text:p text:style-name="P42"/>
      <text:p text:style-name="P33">In-fact truth to be told, I’ve been quite a well mannered, kind, courteous, giving, and respectfully caring person for all of my life. It was not that I was always willing to be there to assist with whatever was needing doing at a particular time, and in-fact some people have called me ‘selfish’, which I am not going to lie, I can be. But it is often taken in misunderstanding, to a degree... I mean that I am, as I’ve been told to be, the absent minded type of person, usually with my head in the clouds, along with my feet right up there in the clouds, also. But often it is simply because I am thinking about something which who knows? I find interesting at the time in particular…</text:p>
      <text:p text:style-name="P36"/>
      <text:p text:style-name="P36"><text:soft-page-break/>But before moving on from this lunacy, allow me to make the footnote for the reasons for the existence of such shallow rooted hatred among people.</text:p>
      <text:p text:style-name="P35">One thing to be understood is that these are tools. Tools which the government is employing to cause a separation within society. This was touched on earlier as-well. With the private-interest groups in-fact supplying funding for the establishments of various social conditions to the ways in which any particular practice, item, or whatever, really; should and would eventually (by the majority, surely) viewed. It is a shame. There is nothing really, real, anymore. Everything at the status of the current world which it is now being, 16.02.21 at 1238PM, is a fabricated ideal, but ideal for who? And for what specific purpose?</text:p>
      <text:p text:style-name="P35">It is that government is employing various tried and proven to be effective algorithms for the purposes of the separation of society into minority groups, such that large governing bodies ... or the handful of participants whom hold seat within the oligarchy which at present, in my personal opinion, here on earth, is its controlling arm. The destructive patterns of life which are not in congruence with our natural provision in characteristic which dictate our conduct and passing through life, from the emotional holding held towards another, or the willingness to provide assistance in whatever way, to the judgement of hatred to ... anything. Actually, I am thirty-three years and and it turns out that I’ve never to this day found anything that I would say that I actually hate. It is an incredibly powerful word, I’d rather not get into the details of.</text:p>
      <text:p text:style-name="P10"/>
      <text:p text:style-name="P10">Regardless, this disposition treating others in any such harmful manner or whatever way which causes to somebody else detriment or disadvantage, to <text:s/>while many perceive it as frightening, as it sure can be, or just “low-life” or otherwise . being sad to see, is very treatable and also the entire manifestation of it, whichever its particular presentation is in with regards to its absurdly and unusual separation from that which causes and allows for us humans to behave and act as such, with the order and reason which we actually inherit from within our biological construction. Nature is real, and the sciences exist to describe and elaborate on the very construction and functioning of all that exists.</text:p>
      <text:p text:style-name="P9"/>
      <text:p text:style-name="P9">But just touching back on what was mentioned on page two in this document, the government do not want to develop a society capable of rebelling against them. Which would without question not be a thing to even doubt happening. The issue is that most of human civilisation has fallen victim to pharmaceutical zombie-like-inducing in their effects, drugs of various classes. There are many here. You see that the entire serotonin system is in-fact misunderstood, well - it isn’t although it surely is being presented to us in an incorrect presentation. I mean that it is commonly identified as being one of the “feel good neurotransmitter” I mean, sometimes they even refer to it as a “hormone”. Which is even more incorrect. It was actually also one of beliefs early on, that important in a completely free, semi-autonomous, and completely different way of living together, that education should be VERY important and be viewed as such. <text:span text:style-name="T2">THUS IN SUCH AN SITUATION, PEOPLE CAN FREELY, <text:s/>AND SAFELY, DEVELOP THEIR OWN IDEAS AND MAKE THEIR DECISIONS.</text:span> It is the there do exist private interest groups and things also which pour money into the institutions which are providing the education for many target fields of work, to allow them to have an influence or even control, in the content of the information being provided to the students. And the which are seen as being commonly held by those people of a lower socioeconomic standpoint. Although this is a misconception because although the shared harmful and underlying negativity which forms the lifestyle habits of peoples whom live together due to the sharing of lifestyle trends, in one’s personal characteristics, and others such as on the unfounded and exaggerated harm resulting from a particular engagement, such as that of using the substance methamphetamine. Which in my opinion, and knowing from my use, of it, which has been steady for almost ten years, as much as I have been able to use, well - the truth is that I’ve only noticed benefits coming from my use. And quite the contrary to whatever depictions and “truths” <text:soft-page-break/>and ideas, that is widely promulgated through the commonly viewed channels, such as media, which is controlled by the media organisation, many of which are conglomerates of multiple previously disparate entities but which are all owned by the same corporation. of destructive common negative thought, such peer-community ideation and the shared beliefs that this <text:span text:style-name="T20">I</text:span> wish to elaborate on the rehab facility which i have mentioned in the above and how in specific terms it would work and restore one’s conducts in their actions which would be their essential and fundamentally (inner) derived reason, sanity, and love, compassion and peace through the understanding of the diversity present in the ways of different life even among the same species. That it will actually be formed to rehabilitate one's soul to live one's life by and according to natural reason and <text:span text:style-name="T45">natural</text:span> order. The grounded reasonable principles, grasping philosophies, and rooted sane Ways for a new way to be. :-) I must elaborate on the style rehab which i speak of</text:p>
      <text:p text:style-name="Standard"/>
      <text:p text:style-name="P40">Now ... FINALLY!!! To speak on the device which was mentioned as the title, at the very beginning of this document. :-)</text:p>
      <text:p text:style-name="P40"/>
      <text:p text:style-name="P41">But without any further-ado, I will now go on to reveal the ideas which form the foundation of the rehabilitation ‘centre’. Well it is completely unlike any other such rehabilitation methods in use, and for great reason! I mean ... I’ve known people who have claimed to be undergoing “drug” or other habit addiction which was causing them <text:s/>issues in their life’s. Well... To my eye, it would seem that if you are capable fo detecting that your usage of any particular substance of engagement in some activity is causing you instabilities or issues otherwise - well this should really be ample reason to control the desire to allow yourself to bring it back to a sustainable level of use which would work for you. But many seek to be helped at rehab centres across the planet. Now the relapse rates of such places are not so important. What is important to know and understand in your mind, is that <text:span text:style-name="T2">NOBODY IS CAPABLE OF CHANGING ANYBODY, EXCEPT FOR THEMSELVES.</text:span> It is true that people are immune to such consultations and in-fact, willingness to change regarding such lifestyle choices, must come from within themselves. </text:p>
      <text:p text:style-name="P41"/>
      <text:p text:style-name="P41">The rehabilitation centre which I thought would be quite suitable actually would serve to, bring about or bring back out one’s innermost qualities of natural-born, uncontentious out from somebody who has left it dormant and in a suppressed state for a prolonged period of time. Or quite possibly even without having activated and felt their inner voice, ever in their entire past. People like this, do exist. It is a complete train-wreck of a civilisation as it currently is standing.) reason, sanity, and love, compassion and peace through the understanding of the diversity present in the ways of different life even among the same species. that it will actually be formed to rehabilitate one's soul to live one's life by and according to natural reason and <text:span text:style-name="T45">natural</text:span> order. the grounded reasonable principles, philosophies, and sane Ways for a new way to be. :-) i must elaborate on the style rehab which i speak of, it is in no way the usually type rehabilitation facility which may be imagined into one's mind, no. it would include a BEAUTIFUL NATURAL SANCTUARY with, all of our comfortable human technologies, oh yes.</text:p>
      <text:p text:style-name="Standard"/>
      <text:p text:style-name="P72">It is in no way the typical-form of rehabilitation facility which may be imagined into one's mind, no…</text:p>
      <text:p text:style-name="P72"/>
      <text:p text:style-name="P72">It actually would more be described as a well very comfortably sized, and with ample surrounding native-<text:span text:style-name="T22">natural</text:span> wilderness. <text:span text:style-name="T22">It </text:span>would include a BEAUTIFUL NATURAL SANCTUARY with, all of our comfortable human technologies, and whatever consumable items people could possibly require such as that they have got access to everything which it may be that they require. Although; The point here is to not go overboard in the provision in supplied appliances and things. In-fact. There will be multiple people in a single refuge. <text:span text:style-name="T22">So that there may be socialising!!! Which is of an essential importance in </text:span><text:soft-page-break/><text:span text:style-name="T22">such a rehabilitation “centre”.</text:span> And within each there will be a kitchen and W/C. They will have access to a device connected to the internet for the purposes of being able to listen to music. Music and psychedelic drugs, after-all go hand-in-hand! :-) <text:span text:style-name="T18">Particularly drugs which are capable of inducing highly introspective stages of experience. To allow the person taking the particular medication to then be more inclined to look inwards to themselves and find out what it was meant to being a rational and living functioning </text:span><text:span text:style-name="T19">soul-established individual living in peace and harmony throughout.</text:span></text:p>
      <text:p text:style-name="P3">Now the aim in the achievement trying to be re-established in using such a facility is that to actually allow one adequate time to become re-aquatinted with inborn natural philosophies and keening towards an adherence to natural logic and ultimate universal order which is present within the soul, and where it remains, if permitted to be set free, once again. Even following an extended period of corruptness or suppression, and ye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90"><text:soft-page-break/>It is an entirely natural practice for life to ingest psychoactive substances for the purposes of psychological alteration and hence consciousness or psychological exploration. In-fact, if you take a brief looking into the matter, you will see that there exists not a single animal on earth which does not ingest psychoactive substances for such purposes of psychological manipulation.</text:p>
      <text:p text:style-name="P90"/>
      <text:p text:style-name="P90">We – have without doubt – co-evolved with drugs, one which springs to my mind immediately is the outlawing of the cannabis genus, which contains if memory serves correctly, three species within it. In-fact feral hemp would grow abundantly throughout the lands and still does in many nations; there is a reason that it is simply known by the term “weed” in colloquial settings. In-fact, our “livestock” would consume this feral hemp, and then pass onto us, through their milk and meat, the respective alkaloids, a primary one and most prominent one being cannabidiol, or CBD. This cannabinoid stands out amongst the cannabinoids as curing such a large and varied list of diseases, and ailments, and infections, due to the fact of us co-evolving alongside it for probably soon after our speciation as a species. The first evolution of ‘man’.</text:p>
      <text:p text:style-name="P39"/>
      <text:p text:style-name="P91">Through a brief inquiry into law, I appear to have found a legitimate and real – what I would refer to as an oversight – in that it happens to be that on being born, you’re birth certificate associates you to an incorporation which causes the binding of you as a citizen to the legislation imposed by the standing government in that location. Although, it happens to be the case that the actual act of birth does NOT validate this association, which means that we each are free citizens of the universe. Only obligated to respect our inherent laws and values provided to us through evolution, as with all other organisms with whom we share our home with, or even the entirety of the universe. Yes. Each species has within it a sense of natural reason, and moral obligation which has been developed by it through evolution. This is as the stoics say, the following or adherence to the natural law and logic, and to live in fellowship or accordance with the order of the univers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4"><text:soft-page-break/>(Everything below this section is very early in writing.)</text:p>
      <text:p text:style-name="P76"/>
      <text:p text:style-name="P76">A sane, sensible, and workable government association for a society which makes sense.</text:p>
      <text:p text:style-name="P39"/>
      <text:p text:style-name="P54"><text:span text:style-name="T29">When I first considered what form or type of government or civic management association would be or seem to fit the profile of being most suitable for the – not only humans, but all of life throughout. It has been my most earliest conception of </text:span>About the most conducive to a <text:span text:style-name="T33">favourable and sustainable yet also</text:span> successful prospect while in search of a government body being that <text:span text:style-name="T33">the one which is</text:span> composed of a widest <text:span text:style-name="T33">gamut of ‘walks of life’ being seen as being the most favourable.</text:span> <text:span text:style-name="T33">That is, being formed of people of the most various and different backgrounds, situations, specialist areas, or whatever, anything. I mean-</text:span> people of <text:span text:style-name="T33">all</text:span> different backgrounds and hence also all characteristics, leading to the formation of a government body composed of all types of <text:span text:style-name="T33">member of a</text:span> specific species <text:span text:style-name="T33">minorities…</text:span> <text:span text:style-name="T33">As such… </text:span>And comprising all socioeconomic classes. <text:span text:style-name="T33">And everything, just a-like. I mean- it (the government body) should be composed of doctors, scientists, homeless people, musicians, farmers, sports players, and whatever else. It is my personal opinion that to form civil policy for a particular jurisdiction, the most favourable outcome will be resolved by a group of persons whom are acting from all different places that a society is made up out of. I mean that, this such group would likely - it seems only logical and sensible…</text:span></text:p>
      <text:p text:style-name="P54"/>
      <text:p text:style-name="P54"/>
      <text:p text:style-name="P55">We are natural beings, therefore any of our activities should also be viewed as a course of natural progression.</text:p>
      <text:p text:style-name="P55"/>
      <text:p text:style-name="P54"><text:span text:style-name="T34">W</text:span><text:span text:style-name="T30">hether a substance is natural or not is no appropriate measure of its safety for use in humans, and also it is at the same time… To a degree. I mean all that we know is nature, and the various analogues and derivatives of agents which we create are by using nature as a ‘guide’. </text:span><text:span text:style-name="T31">Cyanide is natural although almost – if not – the most potent toxin known to us. Selegiline, for example, provides myriad health benefits and </text:span><text:span text:style-name="T32">it</text:span><text:span text:style-name="T31"> is entirely </text:span><text:span text:style-name="T32">of</text:span><text:span text:style-name="T31"> synthetic, or man made, in its origin.</text:span></text:p>
      <text:p text:style-name="P39"/>
      <text:p text:style-name="P78">The importance of spending time alone.</text:p>
      <text:p text:style-name="P78"/>
      <text:p text:style-name="P78">Well ... To achieve happiness in life you must be comfortable with yourself and soul. Spending time alone permits you to gain insight into your inner most self. This leads to happiness. You cannot just distract yourself all of your life and expect to know yourself and be a distinguished individual.</text:p>
      <text:p text:style-name="P39"/>
      <text:p text:style-name="P80"><text:span text:style-name="T43">Everybody is </text:span>beautiful, <text:span text:style-name="T43">and very capable in their own way at a particular field of inquisition or dexterous capability, or whatever other possible undertaking which it is that they may be involving their time spent doing. Each and every soul and being is </text:span>amazing, <text:span text:style-name="T43">in their own way</text:span>.</text:p>
      <text:p text:style-name="P80"/>
      <text:p text:style-name="P80">It's as Einstein's quote <text:span text:style-name="T43">states</text:span>...</text:p>
      <text:p text:style-name="P79"/>
      <text:p text:style-name="P79">Everybody is a Genius. But If You Judge a Fish by Its Ability to Climb a Tree, It Will Live Its Whole Life Believing that It is Stupid!</text:p>
      <text:p text:style-name="P39"/>
      <text:p text:style-name="P39"/>
      <text:p text:style-name="P39"/>
      <text:p text:style-name="P83"><text:soft-page-break/><text:span text:style-name="T9">On the ingestion of psychoactive (psychologically active) agents being evident all throughout the animal kingdom</text:span><text:span text:style-name="T10">…</text:span></text:p>
      <text:p text:style-name="P22"/>
      <text:p text:style-name="P81">but it is that actually it is entirely natural to consume psychoactive substances... it is that there exists not a single animal species on earth which does not partake in the ingestion of psychoactive substances for the purposes of psychological exploration, you know... it is actually like drugs (mainly, these illicit ones, these powerful agents, as such) well they are very capable of showing you new psychological spaces or states or conditions as such, y'know? it is that without being shown the space by the particular drug, it is unattainable by any means not involving these drugs. i mean through meditation, and whatever other means of attaining different states of consciousness... like it would be (without knowing what you're aiming for or knowing what is possible, etc) like shooting blindly at something because it simply does not exist to you, you know? like the aiming for a particular state through meditation which you are not even aware of the existence of like through whatever psychoactive drug...</text:p>
      <text:p text:style-name="P82"/>
      <text:p text:style-name="P19">On meth…</text:p>
      <text:p text:style-name="P19"/>
      <text:p text:style-name="P82">and it is that there is SO much conflicting information throughout the medical literature i mean to say what is present in the many various medical papers, the journal articles present in them, and actually i recently, just out of interest investigated the acute toxicity of methamphetamine, it actually turns out to be a fact that measured by ld50/kg for my body weight caffeine was about six grams more toxic than methamphetamine, now this is why one may be capable of ingesting such humongous doses of meth and not display an toxicity in their physiology... now... <text:s/>this isn't to say that one can inject a large dose and survive, i mean shit- when i administer a half gram (500mg) which is the most which you are able to fit into a one millilitre syringe, it fucking feels like i am brushing closely with death. but it is that you just do not fucking care because it feel sooo fucking good, aha... it is, if you're not in great or even good physical health on a cardiovascular level, very possible to suffer a stroke or heart attack or something of the likes to this…</text:p>
      <text:p text:style-name="P82">now i can only be assured of the certainty in the effects which i have noticed within myself …</text:p>
      <text:p text:style-name="P82">and before meth?</text:p>
      <text:p text:style-name="P82">i was a complete wreck…</text:p>
      <text:p text:style-name="P82">i has completely turned my life around.</text:p>
      <text:p text:style-name="P82">actually i graduated psychiatry and now ... as i said ... i am involved in quantum research. actually i live at the university... and the aspect which i am investigating is the relationship between time, gravity and velocity. actually Issac newton has produced or discovered an equation which shows that there is a inverse relationship between a particles velocity or kinetic energy, as such... and its perceived influence of the property of time... and i am researching this, actually…</text:p>
      <text:p text:style-name="P82">actually amphetamine is well known to cause an increase in the density of the DA (dopamine) receptor, mainly…</text:p>
      <text:p text:style-name="P82">and so does meth…</text:p>
      <text:p text:style-name="P82">if you look at it, it is well established that inhibitory events or situations or circumstances, as such, well they will lead to apoptosis which is cell or nerve death in our neurology... now it is also well established that exercise is neurotrophic which means that it promotes neurogenesis. which means promotes cell or nerve growth in the brain... so ... think about this logically like a rational human being and disregard what you think you already know. just bear in mind the extent to which misinformation plagues our society throughout all channels publicly available. okay. this comes down to private interest groups actually providing financial incentive to groups to say a particular thing to form social consensus or establish social agendas, now this is actually also present in law... actually ... it is that lawyer's education or the education provided to lawyers is in-fact untrue to nature and fabricated to <text:soft-page-break/>allow the establishment of conceptions or conventions, as such, throughout a society. this is one of them. that meth is bad. rofl. google search, for example, simply 'meth' look at it! ahah... the 'faces of meth' and etc. no. the government does NOT want a society capable of rebelling against them. they are doing whatever the fuck they can to actually impair us, by various means, one of them is the provision of various pharmaceuticals... now one large contributor to this is the SSRI AD (antidepressant). actually the truth behind this is that serotonin (5-ht/5-hydroxytryptan) actually plays little or has little influence in determining or establishing our mood, or psychological disposition or state, as such... in-fact 5-ht is primarily involved in sensory perception. you will find many, many people complaining about the lack of efficacy of their SSRIs in treating their depression. actually it is more or less just inhibitory in that it will eliminate your sex drive, or entirely reduce your libido to make you almost asexual... now anybody who has taken an SSRI will know that it is impairing, and inhibitory in its effects. they, especially a potent and selective one, the only selective one which exists which is citalopram, will produce feelings of lethargy and yes.</text:p>
      <text:p text:style-name="P82"/>
      <text:p text:style-name="P82">---</text:p>
      <text:p text:style-name="P82"/>
      <text:p text:style-name="P89"><text:span text:style-name="T24">I was asked the question, the other day, “What are your ethics?” To which I responded, “Human's innate sense of reason, understanding and toleration of different ways of living and behaviours.” </text:span><text:span text:style-name="T35">I told them that I adhered to Stoic lively philosophies; Which is essentially just living as according to natural reason, law, or, logic, and general life philosophies. Or living in within the fundamental order of the universe, seeing things as they are, not as we are. As such… Allowing us to form definition and </text:span><text:span text:style-name="T36">judgement or</text:span><text:span text:style-name="T35"> identification of whatever matter without the passing through a filter of (misleading) cognitive bias. </text:span><text:span text:style-name="T36">Rendering our processing (of whatever) untrue from a realistic perspective. To help explain this, consider the use of the ‘needle’ in the administration of IV drugs. It is that </text:span><text:span text:style-name="T37">in</text:span><text:span text:style-name="T36"> its </text:span><text:span text:style-name="T38">(1)</text:span><text:span text:style-name="T36"> portrayal </text:span><text:span text:style-name="T37">through</text:span><text:span text:style-name="T36"> </text:span><text:span text:style-name="T37">the various channels of media, and </text:span><text:span text:style-name="T38">(2) </text:span><text:span text:style-name="T37">its </text:span><text:span text:style-name="T39">(perceived) existence in society by those whom use it… </text:span><text:span text:style-name="T38">B</text:span><text:span text:style-name="T39">eing that it is always showed in the media </text:span><text:span text:style-name="T38">from under a</text:span><text:span text:style-name="T39"> dark </text:span><text:span text:style-name="T38">guise, being used in </text:span><text:span text:style-name="T39">dirty environments </text:span><text:span text:style-name="T38">and</text:span><text:span text:style-name="T39"> by scruffy, poor, or ‘delinquent’ type</text:span><text:span text:style-name="T38">d individuals, and also its seemingly ex</text:span><text:span text:style-name="T43">c</text:span><text:span text:style-name="T38">lusive use by ‘troubled’ or lower socioeconomic group</text:span><text:span text:style-name="T40">s of</text:span><text:span text:style-name="T38"> people, </text:span><text:span text:style-name="T40">and being </text:span><text:span text:style-name="T41">showed as a contributing factor towards all of the crime which occurs at this level of socioeconomic group</text:span><text:span text:style-name="T39">. </text:span><text:span text:style-name="T42">It is that I have been an IV user (of methamphetamine) for nine years, now, although even at approaching this technique of administration (IV) I took at it from beneath the view that it was simply an </text:span><text:span text:style-name="T35">This ability to view things raw, and unfiltered, and with a pure perception – untainted by untrue or unrealistic principles which we may have developed through the witnessing of materials from various channels widespread promulgation of misinformation <text:s/>] To help to define what I mean by when I say human’s innate sense of reason, it is that just living by natural principles to human's innate or natural sense of a well mannered disposition, and being kind hearted and compassionate. broadened sense of toleration for different psychological states giving rise to certain behavioural characteristics…</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94"><text:soft-page-break/>It was always my <text:span text:style-name="T47">idea that a governmental system or body </text:span><text:span text:style-name="T11">most </text:span><text:span text:style-name="T14">conducive to the formation of a civic legislation or legal stature </text:span><text:span text:style-name="T15">most favourable to all those within the jurisdiction of the particular legal distribution</text:span><text:span text:style-name="T14"> would be performed by a group of persons of an incredibly diverse range of backgrounds and </text:span><text:span text:style-name="T11">‘</text:span><text:span text:style-name="T12">walks of life’</text:span><text:span text:style-name="T15">. </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20"><text:soft-page-break/>On the Nature of Time and Reality.</text:p>
      <text:p text:style-name="P29"/>
      <text:p text:style-name="P92">It appears that our physical manifestation or the aspects which this provides enables our capability to perceive time as a fundamentally existent phenomenon; Although in the nature of another perspective, from an altered sense or perception of reality, it would seem that time is a nonexistent concept.</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21"><text:soft-page-break/>Just something…</text:p>
      <text:p text:style-name="P89"/>
      <text:p text:style-name="P89"><text:span text:style-name="T48">I</text:span> figured out a way to email a Book to everybody on the earth. :-) well-</text:p>
      <text:p text:style-name="P89">&lt;mrig&gt; Nothing wrong with the latter, but never stop questioning :)</text:p>
      <text:p text:style-name="P89"><text:span text:style-name="T48">A</text:span> friend of mine did.</text:p>
      <text:p text:style-name="P89"><text:span text:style-name="T48">Y</text:span>es, question everything.</text:p>
      <text:p text:style-name="P89"><text:span text:style-name="T48">W</text:span>hen i last took LSD (1.2mg) i could hear shapes and also the perplexes of society resonated throughout the environment. <text:span text:style-name="T48">A</text:span>lso it allowed me to notice that there lays dormant beauty within all aspects or elements of nature. <text:span text:style-name="T48">I</text:span>t exists as a seamless integrity to all of our physical surrounding.</text:p>
      <text:p text:style-name="P89">&lt;horseface&gt; whoops</text:p>
      <text:p text:style-name="P89">&lt;mrig&gt; learn to discriminate wisely first though, if not done first you can come to some pretty whacky conclusions :D</text:p>
      <text:p text:style-name="P89">&lt;tomathy&gt; mrig: more important to not associate with your mind than for "open and balanced mind"</text:p>
      <text:p text:style-name="P89">&lt;merijn&gt; Man...#programming is sounding like the people who send my colleagues books titled "Why Einstein was wrong!!" arguing the spacetime doesn't exist today... &gt;.</text:p>
      <text:p text:style-name="P89">* murii_ (~murii@2a02:a58:835a:1100:a44b:b0db:e9a5:4d1f) has joined</text:p>
      <text:p text:style-name="P89">&lt;horseface&gt; this may not be the most appropriate location for my philosophical discoveries.</text:p>
      <text:p text:style-name="P89">&lt;horseface&gt; i forget where i am being on about four-hundred channels.</text:p>
      <text:p text:style-name="P89">&lt;horseface&gt; also-</text:p>
      <text:p text:style-name="P89">&lt;horseface&gt; i've not slept since saturday</text:p>
      <text:p text:style-name="P89">&lt;mrig&gt; tomathy perhaps I should give you my definition of mind first, it is that of manas in sanskri and from the samkya philosophical foundation, not the western notion of mind.</text:p>
      <text:p text:style-name="P89">* murii has quit (Ping timeout: 240 seconds)</text:p>
      <text:p text:style-name="P89">&lt;mrig&gt; there is quite a considerable difference.</text:p>
      <text:p text:style-name="P89">&lt;horseface&gt; but being a quantum physicist... it is sunday to me- all day, every day, and all that we ever have is the moment, there exists nothing beyond this.</text:p>
      <text:p text:style-name="P89">&lt;horseface&gt; thus it is 6pm.</text:p>
      <text:p text:style-name="P89">&lt;mrig&gt; tomathy that of which you speak would be budhi more so than mind.</text:p>
      <text:p text:style-name="P89">&lt;horseface&gt; in the moment, and it lasts for an eternity.</text:p>
      <text:p text:style-name="P89">&lt;horseface&gt; anyway, toodaloo.</text:p>
      <text:p text:style-name="P89">&lt;horseface&gt; i must run.</text:p>
      <text:p text:style-name="P89">&lt;tomathy&gt; mrig: are you indian</text:p>
      <text:p text:style-name="P89">&lt;mrig&gt; horseface go get some sleep!</text:p>
      <text:p text:style-name="P89">* SGautam has quit (Quit: Connection closed for inactivity)</text:p>
      <text:p text:style-name="P89">&lt;horseface&gt; i need to get to the store to purchase a coconut before they shut.</text:p>
      <text:p text:style-name="P89">&lt;horseface&gt; :-)</text:p>
      <text:p text:style-name="P89">&lt;horseface&gt; &lt;3</text:p>
      <text:p text:style-name="P89"/>
      <text:p text:style-name="P89"/>
      <text:p text:style-name="P89"/>
      <text:p text:style-name="P89"/>
      <text:p text:style-name="P89"/>
      <text:p text:style-name="P89"/>
      <text:p text:style-name="P89"/>
      <text:p text:style-name="P89"/>
      <text:p text:style-name="P89"/>
      <text:p text:style-name="P89"/>
      <text:p text:style-name="P89"/>
      <text:p text:style-name="P7"><text:soft-page-break/>MEDICATED GOO-</text:p>
      <text:p text:style-name="P85">For the restoration of one’s soul.</text:p>
      <text:p text:style-name="P86">Pharmaceuticals in suppressing human qualities.</text:p>
      <text:p text:style-name="P87">Psychological exploration and its ubiquitousness throughout the kingdom of Animalia.</text:p>
      <text:p text:style-name="P88">Etc.</text:p>
      <text:p text:style-name="P88"/>
      <text:p text:style-name="P7">BREACH THE PEACE-</text:p>
      <text:p text:style-name="P52">Means of bringing back sane principles and reason in man.</text:p>
      <text:p text:style-name="P52"/>
      <text:p text:style-name="P8">OTHER THINGS TO WRITE ABOUT;</text:p>
      <text:p text:style-name="P58">america reinvented terrorism and the other devices.</text:p>
      <text:p text:style-name="P58"><text:span text:style-name="T50">C</text:span>arl <text:span text:style-name="T50">S</text:span>agan's simulations from the '70s.</text:p>
      <text:p text:style-name="P58">And on time…</text:p>
      <text:p text:style-name="P52">&lt;the_doctor&gt; it is strange...</text:p>
      <text:p text:style-name="P52">&lt;the_doctor&gt; our physical manifestations enable this phenomenon to exist...</text:p>
      <text:p text:style-name="P52">&lt;the_doctor&gt; although in other realities it does not.</text:p>
      <text:p text:style-name="P52">&lt;the_doctor&gt; lol</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4"><text:span text:style-name="T2">Author:</text:span> <text:span text:style-name="T46">Christopher Csatlos – </text:span><text:span text:style-name="T28">executingreality.com</text:span> <text:span text:style-name="T8">(owner)</text:span></text:p>
      <text:p text:style-name="P77"/>
      <text:p text:style-name="P67"><text:soft-page-break/>(*1)Perhaps it may in-fact be due to the likelihood of technologically advancing mindsets, so a psychological disposition of a certain take, and also a neurological framework made more capable and being better built to tackle such processes which are deemed valuable and meaningful and therefore useful in the target society. It is that, we’ve very much since the barbarian tendencies which we one held. It is that a fight usually results as a loss of control of one’s emotions. This is all that it is. <text:span text:style-name="T2">When the issue is that a fight NEVER solves a disagreement between two or more people. In-fact it is words which have got the power and meaning to bring life, and death to the reader(s) or audience of a spoken speech.</text:span></text:p>
      <text:p text:style-name="P45">(*2)I know that we each have this feeling or drive which originates from our subconsciousness reasoning layer of the brain, in-fact it as to say that we have got the most correct sense of a weighing against any thing and determining whether it is correct to do such a thing..? Each creature throughout the universe is capable to look within itself and bear witness to what innate conception it holds regarding whatever the question may ask. <text:span text:style-name="T2">It is also true that whatever stems from within, actually, cannot be denied because it is just, simply, the truth. And in accordance with nature and its principles which there’s no arguing against, because again; it is nature, and true. To all natural beings.</text:span></text:p>
      <text:p text:style-name="P56">(*3) &lt;<text:a xlink:type="simple" xlink:href="https://subpoena.world/pdfs/consciousness/SLETLO-2.1.pdf" text:style-name="Internet_20_link" text:visited-style-name="Visited_20_Internet_20_Link">https://</text:a><text:a xlink:type="simple" xlink:href="https://subpoena.world/pdfs/medicine/antipsychotics/ho2011.pdf" text:style-name="Internet_20_link" text:visited-style-name="Visited_20_Internet_20_Link"><text:span text:style-name="T44">executingreality.com</text:span></text:a><text:a xlink:type="simple" xlink:href="https://subpoena.world/pdfs/consciousness/SLETLO-2.1.pdf" text:style-name="Internet_20_link" text:visited-style-name="Visited_20_Internet_20_Link">/pdfs/consciousness/SLETLO-2.1.pdf</text:a>&gt;</text:p>
      <text:p text:style-name="P45">(*4) Write about how private-interest groups actually supply funding towards certain professions and thereby make it possible to influence on their education and shit, man... Who knows how deep the system goes.</text:p>
      <text:p text:style-name="P49">(*5) When I say objective in such a context where it may easily be clearly that I mean subjective. It is that this is coming from within, from within ourselves. Which is in complete accordance with Nature. I mean that it is still a subjective concept, but perhaps to ourselves, within ourselves, as we are, there it may be seen as objective.</text:p>
      <text:p text:style-name="P46">(*6) Write about how farm animals which would be enjoyed by us at a later time would actually consume feral hemp prior to its prohibition hence CBD standing out in curing many illness and disease.</text:p>
      <text:p text:style-name="P50">(*7) (Write about SSRIs and whatever else, things like amineptine, etc.)</text:p>
      <text:p text:style-name="P93">(*8) <text:span text:style-name="T3">&lt;</text:span><text:a xlink:type="simple" xlink:href="https://subpoena.world/lobby/playground/md/ibogaine.html" text:style-name="Internet_20_link" text:visited-style-name="Visited_20_Internet_20_Link"><text:span text:style-name="T3">https://</text:span></text:a><text:a xlink:type="simple" xlink:href="https://subpoena.world/pdfs/medicine/antipsychotics/ho2011.pdf" text:style-name="Internet_20_link" text:visited-style-name="Visited_20_Internet_20_Link"><text:span text:style-name="T4">executingreality.com</text:span></text:a><text:a xlink:type="simple" xlink:href="https://subpoena.world/lobby/playground/md/ibogaine.html" text:style-name="Internet_20_link" text:visited-style-name="Visited_20_Internet_20_Link"><text:span text:style-name="T3">/lobby/playground/md/ibogaine.html</text:span></text:a><text:span text:style-name="T3">&gt;</text:span></text:p>
      <text:p text:style-name="P67">(*9) &lt;<text:a xlink:type="simple" xlink:href="https://www.inverse.com/article/54583-mdma-mice-critical-period-neuroplasticity" text:style-name="Internet_20_link" text:visited-style-name="Visited_20_Internet_20_Link">https://www.inverse.com/article/54583-mdma-mice-critical-period-neuroplasticity</text:a>&gt;</text:p>
      <text:p text:style-name="P71">(*10) &lt;<text:a xlink:type="simple" xlink:href="https://subpoena.world/pdfs/medicine/antipsychotics/ho2011.pdf" text:style-name="Internet_20_link" text:visited-style-name="Visited_20_Internet_20_Link">https://</text:a><text:a xlink:type="simple" xlink:href="https://subpoena.world/pdfs/medicine/antipsychotics/ho2011.pdf" text:style-name="Internet_20_link" text:visited-style-name="Visited_20_Internet_20_Link"><text:span text:style-name="T44">executingreality.com</text:span></text:a><text:a xlink:type="simple" xlink:href="https://subpoena.world/pdfs/medicine/antipsychotics/ho2011.pdf" text:style-name="Internet_20_link" text:visited-style-name="Visited_20_Internet_20_Link">/pdfs/medicine/antipsychotics/ho2011.pdf</text:a>&gt;</text:p>
      <text:p text:style-name="P95">(*11) &lt;<text:a xlink:type="simple" xlink:href="https://waronmedicine.solutions/" text:style-name="Internet_20_link" text:visited-style-name="Visited_20_Internet_20_Link">https://waronmedicine.</text:a><text:a xlink:type="simple" xlink:href="https://waronmedicine.solutions/" text:style-name="Internet_20_link" text:visited-style-name="Visited_20_Internet_20_Link"><text:span text:style-name="T49">solutions</text:span></text:a><text:a xlink:type="simple" xlink:href="https://waronmedicine.solutions/" text:style-name="Internet_20_link" text:visited-style-name="Visited_20_Internet_20_Link">/</text:a>&g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7"/>
      <text:p text:style-name="P57"/>
      <text:p text:style-name="P57"><text:soft-page-break/></text:p>
      <text:p text:style-name="P57"/>
      <text:p text:style-name="P57"/>
      <text:p text:style-name="P23">(This page has been left blank intentionally.)</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And to impart impart intrigue into the mind’s of the readers…</text:p>
      <text:p text:style-name="P31"/>
      <text:p text:style-name="P31">What else is to come ..?</text:p>
      <text:p text:style-name="P31"/>
      <text:p text:style-name="P31">:-)</text:p>
      <text:p text:style-name="P31"/>
      <text:p text:style-name="P31"/>
      <text:p text:style-name="P31"/>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imbus Sans" style:font-family-asian="'Nimbus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This’ll blow your hair back</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5T15:52:41.694404695</meta:creation-date>
    <dc:date>2022-06-03T02:14:49.897747588</dc:date>
    <meta:editing-duration>P1DT13H33M20S</meta:editing-duration>
    <meta:editing-cycles>283</meta:editing-cycles>
    <meta:generator>LibreOffice/7.3.3.2$Linux_X86_64 LibreOffice_project/30$Build-2</meta:generator>
    <meta:document-statistic meta:table-count="0" meta:image-count="0" meta:object-count="0" meta:page-count="20" meta:paragraph-count="151" meta:word-count="9148" meta:character-count="54410" meta:non-whitespace-character-count="45391"/>
  </office:meta>
</office:document-meta>
</file>